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-complex="David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font-size-asian="10pt" style:font-name-complex="Davi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5.5.14</text:span></text:p>
      <text:p text:style-name="P5"/>
      <text:p text:style-name="P5"/>
      <text:p text:style-name="P8"/>
      <text:p text:style-name="P9"><text:span text:style-name="T5">נתונים עיקריים לשלבים הראשונים לטיפול באירוע</text:span></text:p>
      <text:p text:style-name="Standard"><text:bookmark text:name="_GoBack"/><text:span text:style-name="T4">תיק <text:s/></text:span><text:span text:style-name="T6">200312</text:span></text:p>
      <text:p text:style-name="P10"/>
      <text:p text:style-name="Standard"><text:span text:style-name="T4">שם העסק/מבנה</text:span><text:span text:style-name="T1"> <text:s text:c="3"/>מגורים רב קומות </text:span></text:p>
      <text:p text:style-name="P11"/>
      <text:p text:style-name="Standard"><text:span text:style-name="T4">כתובת</text:span><text:span text:style-name="T1"> <text:s text:c="4"/>זלמן שז"ר 28 ראשון לציון</text:span></text:p>
      <text:p text:style-name="P11"/>
      <text:p text:style-name="Standard"><text:span text:style-name="T4">טלפון</text:span><text:span text:style-name="T1"> <text:s text:c="18"/></text:span></text:p>
      <text:p text:style-name="P11"/>
      <text:p text:style-name="Standard"><text:span text:style-name="T4">המפתחות נמצאים</text:span><text:span text:style-name="T1"> <text:s/></text:span></text:p>
      <text:p text:style-name="P5"/>
      <text:p text:style-name="Standard"><text:span text:style-name="T4">מיקום מפסק זרם ראשי</text:span><text:span text:style-name="T1"> <text:s text:c="14"/>לוח פיקוד כבאים <text:s text:c="3"/>כניסה ראשית.</text:span></text:p>
      <text:p text:style-name="Standard"><text:span text:style-name="T1"><text:s text:c="164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2"/>
      <text:p text:style-name="Standard"><text:span text:style-name="T4">מפתח מעליות: <text:s/>קיים</text:span><text:span text:style-name="T1"> </text:span></text:p>
      <text:p text:style-name="P4"/>
      <text:p text:style-name="Standard"><text:span text:style-name="T4">מיקום ברזי כיבוי עיקריים "3</text:span><text:span text:style-name="T1"> <text:s text:c="5"/>ברחבות כיבוי חזית מזרח ומערב</text:span></text:p>
      <text:p text:style-name="Standard"><text:span text:style-name="T1"><text:s text:c="55"/>גמל מים חזית דרומית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<text:s/>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מחסנים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7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צר הבניין חזית דרום מערב צובר 1000 גלון.</text:span></text:p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גנרטור חירום קומת קרקע, כניסה מחוץ למבנה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ניקוז גז גפ"מ עליון ותחתון כולל ברז לניטור גז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2 מאגרי מים בבניין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נמצא בקומת הקרקע- מגוף שליטה קומתי ספרינקלרים נמצא בכול קומה.</text:span>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3</meta:editing-cycles>
    <meta:print-date>2014-05-05T05:21:00</meta:print-date>
    <meta:creation-date>2014-05-05T05:24:00</meta:creation-date>
    <dc:date>2014-05-05T05:41:00</dc:date>
    <meta:editing-duration>PT18S</meta:editing-duration>
    <meta:generator>OpenOffice/4.0.1$Win32 OpenOffice.org_project/401m5$Build-9714</meta:generator>
    <meta:document-statistic meta:table-count="6" meta:image-count="0" meta:object-count="0" meta:page-count="2" meta:paragraph-count="55" meta:word-count="185" meta:character-count="17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